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size="12pt"/>
    </style:style>
    <style:style style:name="P2" style:family="paragraph" style:parent-style-name="Standard">
      <style:paragraph-properties fo:text-align="start" style:justify-single-word="false"/>
      <style:text-properties fo:font-size="8pt" fo:font-weight="bold" style:font-size-asian="8pt" style:font-size-complex="8pt"/>
    </style:style>
    <style:style style:name="P3" style:family="paragraph" style:parent-style-name="Standard">
      <style:paragraph-properties fo:text-align="start" style:justify-single-word="false"/>
    </style:style>
    <style:style style:name="T1" style:family="text">
      <style:text-properties style:text-position="33% 80%" fo:font-size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---Build Sturctures size: 12000</text:p>
      <text:p text:style-name="P3">Tree comparisions: 266382</text:p>
      <text:p text:style-name="P3">Tree build: 0.003421</text:p>
      <text:p text:style-name="P3">Heap comparisons: 18000</text:p>
      <text:p text:style-name="P3">Heap build: 0.000223</text:p>
      <text:p text:style-name="P3"></text:p>
      <text:p text:style-name="P3">---Insertion: </text:p>
      <text:p text:style-name="P3">Tree insert: 0.001642</text:p>
      <text:p text:style-name="P3">Tree comparisions: 123928</text:p>
      <text:p text:style-name="P3">Heap insert: 0.000209</text:p>
      <text:p text:style-name="P3">Heap comparisions: 11575</text:p>
      <text:p text:style-name="P3"></text:p>
      <text:p text:style-name="P3">----Search: </text:p>
      <text:p text:style-name="P3">Tree search: 2.0928</text:p>
      <text:p text:style-name="P3">Tree comparisions: 84904935</text:p>
      <text:p text:style-name="P3">Heap search: 0.213336</text:p>
      <text:p text:style-name="P3">Heap comparisions: 52148891</text:p>
      <text:p text:style-name="P3"></text:p>
      <text:p text:style-name="P3">----Remove: </text:p>
      <text:p text:style-name="P3">Tree remove: 2.09226</text:p>
      <text:p text:style-name="P3">Tree comparisions: 84893692</text:p>
      <text:p text:style-name="P3">Heap remove: 0.209088</text:p>
      <text:p text:style-name="P3">Heap comparisions: 51122512</text:p>
      <text:p text:style-name="P3"></text:p>
      <text:p text:style-name="P3">----FindMin: </text:p>
      <text:p text:style-name="P3">Tree findMIn: 0.000198</text:p>
      <text:p text:style-name="P3">Tree comparisions: 5000</text:p>
      <text:p text:style-name="P3">Heap findMin: 1.5e-05</text:p>
      <text:p text:style-name="P3">Heap comparisions: 0</text:p>
      <text:p text:style-name="P3"></text:p>
      <text:p text:style-name="P3">----DeleteMin</text:p>
      <text:p text:style-name="P3">Tree deleteMin: 0.000528</text:p>
      <text:p text:style-name="P3">Tree comparisions: 10000</text:p>
      <text:p text:style-name="P3">Heap deleteMin: 0.000932</text:p>
      <text:p text:style-name="P3">Heap comparisions: 113120</text:p>
      <text:p text:style-name="P3"></text:p>
      <text:p text:style-name="P3">----FindMax: </text:p>
      <text:p text:style-name="P3">Tree findMax: 0.000337</text:p>
      <text:p text:style-name="P3">Tree comparisions: 5000</text:p>
      <text:p text:style-name="P3">Heap findMax: 0.115833</text:p>
      <text:p text:style-name="P3">Heap comparisions: 46630000</text:p>
      <text:p text:style-name="P3"></text:p>
      <text:p text:style-name="P3">----DeleteMax: </text:p>
      <text:p text:style-name="P3">Tree deleteMax: 0.000641</text:p>
      <text:p text:style-name="P3">Tree comparisions: 10000</text:p>
      <text:p text:style-name="P3">Heap deleteMax: 0.169862</text:p>
      <text:p text:style-name="P3">Heap comparisions: 34201031</text:p>
      <text:p text:style-name="P3">---Build Sturctures size: 24000</text:p>
      <text:p text:style-name="P3">Tree comparisions: 671813</text:p>
      <text:p text:style-name="P3"><text:soft-page-break/>Tree build: 0.007978</text:p>
      <text:p text:style-name="P3">Heap comparisons: 36000</text:p>
      <text:p text:style-name="P3">Heap build: 0.000364</text:p>
      <text:p text:style-name="P3"></text:p>
      <text:p text:style-name="P3">---Insertion: </text:p>
      <text:p text:style-name="P3">Tree insert: 0.001887</text:p>
      <text:p text:style-name="P3">Tree comparisions: 149024</text:p>
      <text:p text:style-name="P3">Heap insert: 0.000205</text:p>
      <text:p text:style-name="P3">Heap comparisions: 12012</text:p>
      <text:p text:style-name="P3"></text:p>
      <text:p text:style-name="P3">----Search: </text:p>
      <text:p text:style-name="P3">Tree search: 3.86824</text:p>
      <text:p text:style-name="P3">Tree comparisions: 144877887</text:p>
      <text:p text:style-name="P3">Heap search: 0.370756</text:p>
      <text:p text:style-name="P3">Heap comparisions: 90424773</text:p>
      <text:p text:style-name="P3"></text:p>
      <text:p text:style-name="P3">----Remove: </text:p>
      <text:p text:style-name="P3">Tree remove: 3.8657</text:p>
      <text:p text:style-name="P3">Tree comparisions: 144878260</text:p>
      <text:p text:style-name="P3">Heap remove: 0.366874</text:p>
      <text:p text:style-name="P3">Heap comparisions: 89492803</text:p>
      <text:p text:style-name="P3"></text:p>
      <text:p text:style-name="P3">----FindMin: </text:p>
      <text:p text:style-name="P3">Tree findMIn: 0.000224</text:p>
      <text:p text:style-name="P3">Tree comparisions: 5000</text:p>
      <text:p text:style-name="P3">Heap findMin: 1.5e-05</text:p>
      <text:p text:style-name="P3">Heap comparisions: 0</text:p>
      <text:p text:style-name="P3"></text:p>
      <text:p text:style-name="P3">----DeleteMin</text:p>
      <text:p text:style-name="P3">Tree deleteMin: 0.000549</text:p>
      <text:p text:style-name="P3">Tree comparisions: 10000</text:p>
      <text:p text:style-name="P3">Heap deleteMin: 0.000916</text:p>
      <text:p text:style-name="P3">Heap comparisions: 116746</text:p>
      <text:p text:style-name="P3"></text:p>
      <text:p text:style-name="P3">----FindMax: </text:p>
      <text:p text:style-name="P3">Tree findMax: 0.000221</text:p>
      <text:p text:style-name="P3">Tree comparisions: 5000</text:p>
      <text:p text:style-name="P3">Heap findMax: 0.261484</text:p>
      <text:p text:style-name="P3">Heap comparisions: 105800000</text:p>
      <text:p text:style-name="P3"></text:p>
      <text:p text:style-name="P3">----DeleteMax: </text:p>
      <text:p text:style-name="P3">Tree deleteMax: 0.000535</text:p>
      <text:p text:style-name="P3">Tree comparisions: 10000</text:p>
      <text:p text:style-name="P3">Heap deleteMax: 0.465024</text:p>
      <text:p text:style-name="P3">Heap comparisions: 93368689</text:p>
      <text:p text:style-name="P3">---Build Sturctures size: 36000</text:p>
      <text:p text:style-name="P3">Tree comparisions: 978372</text:p>
      <text:p text:style-name="P3">Tree build: 0.012655</text:p>
      <text:p text:style-name="P3">Heap comparisons: 54000</text:p>
      <text:p text:style-name="P3"><text:soft-page-break/>Heap build: 0.000501</text:p>
      <text:p text:style-name="P3"></text:p>
      <text:p text:style-name="P3">---Insertion: </text:p>
      <text:p text:style-name="P3">Tree insert: 0.001882</text:p>
      <text:p text:style-name="P3">Tree comparisions: 142703</text:p>
      <text:p text:style-name="P3">Heap insert: 0.000211</text:p>
      <text:p text:style-name="P3">Heap comparisions: 12028</text:p>
      <text:p text:style-name="P3"></text:p>
      <text:p text:style-name="P3">----Search: </text:p>
      <text:p text:style-name="P3">Tree search: 5.61921</text:p>
      <text:p text:style-name="P3">Tree comparisions: 204926904</text:p>
      <text:p text:style-name="P3">Heap search: 0.529761</text:p>
      <text:p text:style-name="P3">Heap comparisions: 129181476</text:p>
      <text:p text:style-name="P3"></text:p>
      <text:p text:style-name="P3">----Remove: </text:p>
      <text:p text:style-name="P3">Tree remove: 5.61878</text:p>
      <text:p text:style-name="P3">Tree comparisions: 204931904</text:p>
      <text:p text:style-name="P3">Heap remove: 0.526203</text:p>
      <text:p text:style-name="P3">Heap comparisions: 128493577</text:p>
      <text:p text:style-name="P3"></text:p>
      <text:p text:style-name="P3">----FindMin: </text:p>
      <text:p text:style-name="P3">Tree findMIn: 0.000307</text:p>
      <text:p text:style-name="P3">Tree comparisions: 5000</text:p>
      <text:p text:style-name="P3">Heap findMin: 1.9e-05</text:p>
      <text:p text:style-name="P3">Heap comparisions: 0</text:p>
      <text:p text:style-name="P3"></text:p>
      <text:p text:style-name="P3">----DeleteMin</text:p>
      <text:p text:style-name="P3">Tree deleteMin: 0.000685</text:p>
      <text:p text:style-name="P3">Tree comparisions: 10000</text:p>
      <text:p text:style-name="P3">Heap deleteMin: 0.000902</text:p>
      <text:p text:style-name="P3">Heap comparisions: 114490</text:p>
      <text:p text:style-name="P3"></text:p>
      <text:p text:style-name="P3">----FindMax: </text:p>
      <text:p text:style-name="P3">Tree findMax: 0.000392</text:p>
      <text:p text:style-name="P3">Tree comparisions: 5000</text:p>
      <text:p text:style-name="P3">Heap findMax: 0.408539</text:p>
      <text:p text:style-name="P3">Heap comparisions: 165520000</text:p>
      <text:p text:style-name="P3"></text:p>
      <text:p text:style-name="P3">----DeleteMax: </text:p>
      <text:p text:style-name="P3">Tree deleteMax: 0.000684</text:p>
      <text:p text:style-name="P3">Tree comparisions: 10000</text:p>
      <text:p text:style-name="P3">Heap deleteMax: 0.762088</text:p>
      <text:p text:style-name="P3">Heap comparisions: 153103318</text:p>
      <text:p text:style-name="P3">---Build Sturctures size: 48000</text:p>
      <text:p text:style-name="P3">Tree comparisions: 1417436</text:p>
      <text:p text:style-name="P3">Tree build: 0.018095</text:p>
      <text:p text:style-name="P3">Heap comparisons: 72000</text:p>
      <text:p text:style-name="P3">Heap build: 0.000645</text:p>
      <text:p text:style-name="P3"></text:p>
      <text:p text:style-name="P3"><text:soft-page-break/>---Insertion: </text:p>
      <text:p text:style-name="P3">Tree insert: 0.001983</text:p>
      <text:p text:style-name="P3">Tree comparisions: 152742</text:p>
      <text:p text:style-name="P3">Heap insert: 0.000209</text:p>
      <text:p text:style-name="P3">Heap comparisions: 12285</text:p>
      <text:p text:style-name="P3"></text:p>
      <text:p text:style-name="P3">----Search: </text:p>
      <text:p text:style-name="P3">Tree search: 7.33818</text:p>
      <text:p text:style-name="P3">Tree comparisions: 264927474</text:p>
      <text:p text:style-name="P3">Heap search: 0.686016</text:p>
      <text:p text:style-name="P3">Heap comparisions: 167018827</text:p>
      <text:p text:style-name="P3"></text:p>
      <text:p text:style-name="P3">----Remove: </text:p>
      <text:p text:style-name="P3">Tree remove: 7.33655</text:p>
      <text:p text:style-name="P3">Tree comparisions: 264924395</text:p>
      <text:p text:style-name="P3">Heap remove: 0.682825</text:p>
      <text:p text:style-name="P3">Heap comparisions: 166637311</text:p>
      <text:p text:style-name="P3"></text:p>
      <text:p text:style-name="P3">----FindMin: </text:p>
      <text:p text:style-name="P3">Tree findMIn: 0.00025</text:p>
      <text:p text:style-name="P3">Tree comparisions: 5000</text:p>
      <text:p text:style-name="P3">Heap findMin: 1.5e-05</text:p>
      <text:p text:style-name="P3">Heap comparisions: 0</text:p>
      <text:p text:style-name="P3"></text:p>
      <text:p text:style-name="P3">----DeleteMin</text:p>
      <text:p text:style-name="P3">Tree deleteMin: 0.000614</text:p>
      <text:p text:style-name="P3">Tree comparisions: 10000</text:p>
      <text:p text:style-name="P3">Heap deleteMin: 0.000897</text:p>
      <text:p text:style-name="P3">Heap comparisions: 114979</text:p>
      <text:p text:style-name="P3"></text:p>
      <text:p text:style-name="P3">----FindMax: </text:p>
      <text:p text:style-name="P3">Tree findMax: 0.000172</text:p>
      <text:p text:style-name="P3">Tree comparisions: 5000</text:p>
      <text:p text:style-name="P3">Heap findMax: 0.555695</text:p>
      <text:p text:style-name="P3">Heap comparisions: 225370000</text:p>
      <text:p text:style-name="P3"></text:p>
      <text:p text:style-name="P3">----DeleteMax: </text:p>
      <text:p text:style-name="P3">Tree deleteMax: 0.000574</text:p>
      <text:p text:style-name="P3">Tree comparisions: 10000</text:p>
      <text:p text:style-name="P3">Heap deleteMax: 1.05725</text:p>
      <text:p text:style-name="P3">Heap comparisions: 212948850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04T10:56:20</meta:creation-date>
    <meta:editing-duration>PT1M16S</meta:editing-duration>
    <meta:editing-cycles>2</meta:editing-cycles>
    <meta:generator>LibreOffice/3.4$Unix LibreOffice_project/340m1$Build-502</meta:generator>
    <meta:initial-creator>Corbin Charpentier</meta:initial-creator>
    <meta:document-statistic meta:table-count="0" meta:image-count="0" meta:object-count="0" meta:page-count="4" meta:paragraph-count="188" meta:word-count="460" meta:character-count="3672" meta:non-whitespace-character-count="3192"/>
    <dc:date>2012-03-04T10:57:35</dc:date>
    <dc:creator>Corbin Charpentier</dc:creator>
  </office:meta>
</office:document-meta>
</file>